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5.111cm" style:rel-column-width="58251*"/>
    </style:style>
    <style:style style:name="Tabela1.B" style:family="table-column">
      <style:table-column-properties style:column-width="1.889cm" style:rel-column-width="7284*"/>
    </style:style>
    <style:style style:name="Tabela1.A1" style:family="table-cell">
      <style:table-cell-properties style:vertical-align="middle"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5.111cm" style:rel-column-width="58251*"/>
    </style:style>
    <style:style style:name="Tabela2.B" style:family="table-column">
      <style:table-column-properties style:column-width="1.889cm" style:rel-column-width="7284*"/>
    </style:style>
    <style:style style:name="Tabela2.A1" style:family="table-cell">
      <style:table-cell-properties style:vertical-align="middle" fo:padding="0.097cm" fo:border="non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5.111cm" style:rel-column-width="58251*"/>
    </style:style>
    <style:style style:name="Tabela3.B" style:family="table-column">
      <style:table-column-properties style:column-width="1.889cm" style:rel-column-width="7284*"/>
    </style:style>
    <style:style style:name="Tabela3.A1" style:family="table-cell">
      <style:table-cell-properties style:vertical-align="middle" fo:padding="0.097cm" fo:border="non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5.111cm" style:rel-column-width="58251*"/>
    </style:style>
    <style:style style:name="Tabela4.B" style:family="table-column">
      <style:table-column-properties style:column-width="1.889cm" style:rel-column-width="7284*"/>
    </style:style>
    <style:style style:name="Tabela4.A1" style:family="table-cell">
      <style:table-cell-properties style:vertical-align="middle" fo:padding="0.097cm" fo:border="none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5.111cm" style:rel-column-width="58251*"/>
    </style:style>
    <style:style style:name="Tabela5.B" style:family="table-column">
      <style:table-column-properties style:column-width="1.889cm" style:rel-column-width="7284*"/>
    </style:style>
    <style:style style:name="Tabela5.A1" style:family="table-cell">
      <style:table-cell-properties style:vertical-align="middle" fo:padding="0.097cm" fo:border="non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5.111cm" style:rel-column-width="58251*"/>
    </style:style>
    <style:style style:name="Tabela6.B" style:family="table-column">
      <style:table-column-properties style:column-width="1.889cm" style:rel-column-width="7284*"/>
    </style:style>
    <style:style style:name="Tabela6.A1" style:family="table-cell">
      <style:table-cell-properties style:vertical-align="middle" fo:padding="0.097cm" fo:border="non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5.111cm" style:rel-column-width="58251*"/>
    </style:style>
    <style:style style:name="Tabela7.B" style:family="table-column">
      <style:table-column-properties style:column-width="1.889cm" style:rel-column-width="7284*"/>
    </style:style>
    <style:style style:name="Tabela7.A1" style:family="table-cell">
      <style:table-cell-properties style:vertical-align="middle" fo:padding="0.097cm" fo:border="non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5.111cm" style:rel-column-width="58251*"/>
    </style:style>
    <style:style style:name="Tabela8.B" style:family="table-column">
      <style:table-column-properties style:column-width="1.889cm" style:rel-column-width="7284*"/>
    </style:style>
    <style:style style:name="Tabela8.A1" style:family="table-cell">
      <style:table-cell-properties style:vertical-align="middle" fo:padding="0.097cm" fo:border="none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5.111cm" style:rel-column-width="58251*"/>
    </style:style>
    <style:style style:name="Tabela9.B" style:family="table-column">
      <style:table-column-properties style:column-width="1.889cm" style:rel-column-width="7284*"/>
    </style:style>
    <style:style style:name="Tabela9.A1" style:family="table-cell">
      <style:table-cell-properties style:vertical-align="middle" fo:padding="0.097cm" fo:border="none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5.111cm" style:rel-column-width="58251*"/>
    </style:style>
    <style:style style:name="Tabela10.B" style:family="table-column">
      <style:table-column-properties style:column-width="1.889cm" style:rel-column-width="7284*"/>
    </style:style>
    <style:style style:name="Tabela10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0a27b" officeooo:paragraph-rsid="0010a27b"/>
    </style:style>
    <style:style style:name="P3" style:family="paragraph" style:parent-style-name="Standard">
      <style:text-properties officeooo:rsid="0010a27b" officeooo:paragraph-rsid="00116a1a"/>
    </style:style>
    <style:style style:name="P4" style:family="paragraph" style:parent-style-name="Standard">
      <style:text-properties officeooo:rsid="0010a27b" officeooo:paragraph-rsid="0012334b"/>
    </style:style>
    <style:style style:name="P5" style:family="paragraph" style:parent-style-name="Standard">
      <style:text-properties officeooo:rsid="0010a27b" officeooo:paragraph-rsid="0014d788"/>
    </style:style>
    <style:style style:name="P6" style:family="paragraph" style:parent-style-name="Standard">
      <style:text-properties officeooo:rsid="00116a1a" officeooo:paragraph-rsid="00116a1a"/>
    </style:style>
    <style:style style:name="P7" style:family="paragraph" style:parent-style-name="Standard">
      <style:text-properties officeooo:rsid="0012334b" officeooo:paragraph-rsid="0012334b"/>
    </style:style>
    <style:style style:name="P8" style:family="paragraph" style:parent-style-name="Standard">
      <style:text-properties officeooo:rsid="0014d788" officeooo:paragraph-rsid="0014d788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P11" style:family="paragraph" style:parent-style-name="Standard">
      <style:text-properties officeooo:rsid="0010a27b"/>
    </style:style>
    <style:style style:name="P12" style:family="paragraph" style:parent-style-name="Standard">
      <style:text-properties officeooo:rsid="0010a27b" officeooo:paragraph-rsid="001cccf5"/>
    </style:style>
    <style:style style:name="P13" style:family="paragraph" style:parent-style-name="Standard">
      <style:text-properties officeooo:rsid="0010a27b" officeooo:paragraph-rsid="0022e320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text-properties officeooo:rsid="001cccf5" officeooo:paragraph-rsid="001cccf5"/>
    </style:style>
    <style:style style:name="P16" style:family="paragraph" style:parent-style-name="Standard">
      <style:text-properties officeooo:paragraph-rsid="001cccf5"/>
    </style:style>
    <style:style style:name="P17" style:family="paragraph" style:parent-style-name="Standard">
      <style:text-properties officeooo:rsid="0022e320" officeooo:paragraph-rsid="0022e320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end" style:justify-single-word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f6ff9" style:font-size-asian="16pt" style:font-size-complex="16pt"/>
    </style:style>
    <style:style style:name="T3" style:family="text">
      <style:text-properties fo:font-size="16pt" officeooo:rsid="001cccf5" style:font-size-asian="16pt" style:font-size-complex="16pt"/>
    </style:style>
    <style:style style:name="T4" style:family="text">
      <style:text-properties fo:font-size="16pt" officeooo:rsid="0021d975" style:font-size-asian="16pt" style:font-size-complex="16pt"/>
    </style:style>
    <style:style style:name="T5" style:family="text">
      <style:text-properties officeooo:rsid="00116a1a"/>
    </style:style>
    <style:style style:name="T6" style:family="text">
      <style:text-properties officeooo:rsid="0014d788"/>
    </style:style>
    <style:style style:name="T7" style:family="text">
      <style:text-properties officeooo:rsid="001cccf5"/>
    </style:style>
    <style:style style:name="T8" style:family="text">
      <style:text-properties officeooo:rsid="0022e32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imites de Funções de duas Variáveis</text:span><text:span text:style-name="T2"> – </text:span><text:a xlink:type="simple" xlink:href="https://www.youtube.com/watch?v=JawXYGNxEus&amp;index=1&amp;list=PLE6qFDd4x9w-QNHlBSP5cdC34pluWw7gF" text:style-name="Internet_20_link" text:visited-style-name="Visited_20_Internet_20_Link"><text:span text:style-name="T1">Aula 1</text:span></text:a></text:p>
      <text:p text:style-name="Standard"/>
      <text:p text:style-name="P2">Exercício I</text:p>
      <text:p text:style-name="P2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9"><draw:frame draw:style-name="fr1" draw:name="Objeto1" text:anchor-type="as-char" svg:y="-0.674cm" svg:width="10.021cm" svg:height="1.369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      </table:table-cell>
            <table:table-cell table:style-name="Tabela1.A1" office:value-type="string">
              <text:p text:style-name="P10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Standard"/>
      <text:p text:style-name="Standard"/>
      <text:p text:style-name="P3">Exercício I<text:span text:style-name="T5">I</text:span></text:p>
      <text:p text:style-name="P6"/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P9"><draw:frame draw:style-name="fr1" draw:name="Objeto2" text:anchor-type="as-char" svg:y="-0.674cm" svg:width="7.375cm" svg:height="1.164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      </table:table-cell>
            <table:table-cell table:style-name="Tabela2.A1" office:value-type="string">
              <text:p text:style-name="P10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/>
      <text:p text:style-name="P4">Exercício I<text:span text:style-name="T5">II</text:span></text:p>
      <text:p text:style-name="P7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9"><draw:frame draw:style-name="fr1" draw:name="Objeto3" text:anchor-type="as-char" svg:y="-1.45cm" svg:width="8.116cm" svg:height="3.03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  </table:table-cell>
            <table:table-cell table:style-name="Tabela3.A1" office:value-type="string">
              <text:p text:style-name="P10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Standard"/>
      <text:p text:style-name="P5">Exercício I<text:span text:style-name="T6">V</text:span></text:p>
      <text:p text:style-name="P8"/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9"><draw:frame draw:style-name="fr1" draw:name="Objeto4" text:anchor-type="as-char" svg:y="-4.209cm" svg:width="15.169cm" svg:height="8.525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      </table:table-cell>
            <table:table-cell table:style-name="Tabela4.A1" office:value-type="string">
              <text:p text:style-name="P10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Standard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Limites de Funções de duas Variáveis</text:span><text:span text:style-name="T3"> – </text:span><text:a xlink:type="simple" xlink:href="https://www.youtube.com/watch?v=4kI1DMJlSm0&amp;index=2&amp;list=PLE6qFDd4x9w-QNHlBSP5cdC34pluWw7gF" text:style-name="Internet_20_link" text:visited-style-name="Visited_20_Internet_20_Link"><text:span text:style-name="T1">Aula 2</text:span></text:a></text:p>
      <text:p text:style-name="P11"/>
      <text:p text:style-name="P12">Exercício I</text:p>
      <text:p text:style-name="P15"/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9"><draw:frame draw:style-name="fr1" draw:name="Objeto5" text:anchor-type="as-char" svg:y="-2.757cm" svg:width="7.505cm" svg:height="5.419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  </table:table-cell>
            <table:table-cell table:style-name="Tabela5.A1" office:value-type="string">
              <text:p text:style-name="P10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6"/>
      <text:p text:style-name="P12">Exercício I<text:span text:style-name="T7">I</text:span></text:p>
      <text:p text:style-name="P15"/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9"><draw:frame draw:style-name="fr1" draw:name="Objeto6" text:anchor-type="as-char" svg:y="-4.262cm" svg:width="13.353cm" svg:height="8.428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/text:p>
            </table:table-cell>
            <table:table-cell table:style-name="Tabela6.A1" office:value-type="string">
              <text:p text:style-name="P10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Standard"/>
      <text:p text:style-name="P1"><text:span text:style-name="T1">Limites de Funções de duas Variáveis</text:span><text:span text:style-name="T4"> – </text:span><text:a xlink:type="simple" xlink:href="https://www.youtube.com/watch?v=-lHjUyhErss&amp;index=3&amp;list=PLE6qFDd4x9w-QNHlBSP5cdC34pluWw7gF" text:style-name="Internet_20_link" text:visited-style-name="Visited_20_Internet_20_Link"><text:span text:style-name="T1">Aula 3</text:span></text:a></text:p>
      <text:p text:style-name="Standard"/>
      <text:p text:style-name="Standard"><draw:frame draw:style-name="fr2" draw:name="Objeto7" text:anchor-type="as-char" svg:y="-1.388cm" svg:width="5.362cm" svg:height="3.30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><text:soft-page-break/>Exercício I</text:p>
      <text:p text:style-name="P17"/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9"><draw:frame draw:style-name="fr1" draw:name="Objeto8" text:anchor-type="as-char" svg:y="-1.101cm" svg:width="8.888cm" svg:height="2.069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  </table:table-cell>
            <table:table-cell table:style-name="Tabela7.A1" office:value-type="string">
              <text:p text:style-name="P10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Standard"/>
      <text:p text:style-name="P13">Exercício I<text:span text:style-name="T8">I</text:span></text:p>
      <text:p text:style-name="P17"/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9"><draw:frame draw:style-name="fr1" draw:name="Objeto9" text:anchor-type="as-char" svg:y="-1.565cm" svg:width="10.358cm" svg:height="3.029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      </table:table-cell>
            <table:table-cell table:style-name="Tabela8.A1" office:value-type="string">
              <text:p text:style-name="P10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Standard"/>
      <text:p text:style-name="P13">Exercício I<text:span text:style-name="T8">II</text:span></text:p>
      <text:p text:style-name="P17"/>
      <table:table table:name="Tabela9" table:style-name="Tabela9">
        <table:table-column table:style-name="Tabela9.A"/>
        <table:table-column table:style-name="Tabela9.B"/>
        <table:table-header-rows>
          <table:table-row>
            <table:table-cell table:style-name="Tabela9.A1" office:value-type="string">
              <text:p text:style-name="P9"><draw:frame draw:style-name="fr1" draw:name="Objeto10" text:anchor-type="as-char" svg:y="-2.223cm" svg:width="12.007cm" svg:height="4.309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      </table:table-cell>
            <table:table-cell table:style-name="Tabela9.A1" office:value-type="string">
              <text:p text:style-name="P10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Standard"/>
      <text:p text:style-name="Standard"/>
      <text:p text:style-name="P13">Exercício I<text:span text:style-name="T8">V</text:span></text:p>
      <text:p text:style-name="P17"/>
      <table:table table:name="Tabela10" table:style-name="Tabela10">
        <table:table-column table:style-name="Tabela10.A"/>
        <table:table-column table:style-name="Tabela10.B"/>
        <table:table-header-rows>
          <table:table-row>
            <table:table-cell table:style-name="Tabela10.A1" office:value-type="string">
              <text:p text:style-name="P9"><draw:frame draw:style-name="fr1" draw:name="Objeto11" text:anchor-type="as-char" svg:y="-4.112cm" svg:width="14.501cm" svg:height="8.089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      </table:table-cell>
            <table:table-cell table:style-name="Tabela10.A1" office:value-type="string">
              <text:p text:style-name="P10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rmula" style:family="graphic">
      <style:graphic-properties text:anchor-type="as-char" svg:y="0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09:32:09.650000000</meta:creation-date>
    <meta:generator>LibreOffice/5.1.4.2$Windows_x86 LibreOffice_project/f99d75f39f1c57ebdd7ffc5f42867c12031db97a</meta:generator>
    <dc:date>2016-07-17T13:57:53.468000000</dc:date>
    <meta:editing-duration>PT5H28M11S</meta:editing-duration>
    <meta:editing-cycles>19</meta:editing-cycles>
    <meta:document-statistic meta:table-count="10" meta:image-count="0" meta:object-count="11" meta:page-count="3" meta:paragraph-count="34" meta:word-count="54" meta:character-count="285" meta:non-whitespace-character-count="251"/>
  </office:meta>
</office:document-meta>
</file>

<file path=Object 1/content.xml><?xml version="1.0" encoding="utf-8"?>
<math xmlns="http://www.w3.org/1998/Math/MathML" display="block">
  <semantics>
    <mrow>
      <mstyle color="red">
        <mrow>
          <munder>
            <mi>lim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→</mo>
              <mrow>
                <mo fence="true" stretchy="false">(</mo>
                <mrow>
                  <mrow>
                    <mrow>
                      <mo stretchy="false">−</mo>
                      <mn>1,</mn>
                    </mrow>
                    <mn>2</mn>
                  </mrow>
                </mrow>
                <mo fence="true" stretchy="false">)</mo>
              </mrow>
            </mrow>
          </munder>
          <mrow>
            <mo fence="true" stretchy="true">[</mo>
            <mrow>
              <mfrac>
                <mi mathvariant="italic">xy</mi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frac>
            </mrow>
            <mo fence="true" stretchy="true">]</mo>
          </mrow>
        </mrow>
      </mstyle>
      <mo stretchy="false">=</mo>
      <mrow>
        <munder>
          <mi>lim</mi>
          <mtable>
            <mtr>
              <mtd columnalign="left">
                <mrow>
                  <mi>x</mi>
                  <mrow>
                    <mo stretchy="false">→</mo>
                    <mo stretchy="false">−</mo>
                    <mn>1</mn>
                  </mrow>
                </mrow>
              </mtd>
            </mtr>
            <mtr>
              <mtd columnalign="left">
                <mrow>
                  <mi>y</mi>
                  <mo stretchy="false">→</mo>
                  <mn>2</mn>
                </mrow>
              </mtd>
            </mtr>
          </mtable>
        </munder>
        <mrow>
          <mo fence="true" stretchy="true">[</mo>
          <mrow>
            <mfrac>
              <mi mathvariant="italic">xy</mi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</mrow>
          <mo fence="true" stretchy="true">]</mo>
        </mrow>
      </mrow>
      <mo stretchy="false">=</mo>
      <mfrac>
        <mrow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n>2</mn>
        </mrow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n>2</mn>
            <mn>2</mn>
          </msup>
        </mrow>
      </mfrac>
      <mo stretchy="false">=</mo>
      <mfrac>
        <mrow>
          <mo stretchy="false">−</mo>
          <mn>2</mn>
        </mrow>
        <mrow>
          <mn>1</mn>
          <mo stretchy="false">+</mo>
          <mn>4</mn>
        </mrow>
      </mfrac>
      <mo stretchy="false">=</mo>
      <mstyle color="red">
        <mrow>
          <mo stretchy="false">−</mo>
          <mfrac>
            <mn>2</mn>
            <mn>5</mn>
          </mfrac>
        </mrow>
      </mstyle>
    </mrow>
    <annotation encoding="StarMath 5.0">color red {lim from { (x, y) -&gt; (-1, 2) } left [ {xy} over {x^2 + y^2} right ]}=lim from matrix{ alignl x -&gt; -1 ## alignl y -&gt; 2 } left [ {xy} over {x^2 + y^2} right ] = { (-1) 2 } over { (-1)^2 + 2^2} = { -2 } over { 1 + 4 } =  color red {- { 2 over 5 }}</annotation>
  </semantics>
</math>
</file>

<file path=Object 10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row>
                        <mrow>
                          <mn>3</mn>
                          <msup>
                            <mi>x</mi>
                            <mn>2</mn>
                          </msup>
                        </mrow>
                        <mi>y</mi>
                      </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row>
                    <mn>3</mn>
                    <mi>y</mi>
                    <mrow>
                      <mo fence="true" stretchy="true">(</mo>
                      <mrow>
                        <mfrac>
                          <msup>
                            <mi>x</mi>
                            <mn>2</mn>
                          </msup>
                          <mrow>
                            <msup>
                              <mi>x</mi>
                              <mn>2</mn>
                            </msup>
                            <mo stretchy="false">+</mo>
                            <msup>
                              <mi>y</mi>
                              <mn>2</mn>
                            </msup>
                          </mrow>
                        </mfrac>
                      </mrow>
                      <mo fence="true" stretchy="true">)</mo>
                    </mrow>
                  </mrow>
                </mrow>
                <mo fence="true" stretchy="true">]</mo>
              </mrow>
            </mrow>
            <mo stretchy="false">=</mo>
            <mrow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row>
                      <mn>3</mn>
                      <mi>y</mi>
                    </mrow>
                  </mrow>
                  <mo fence="true" stretchy="fals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sup>
                        <mi>x</mi>
                        <mn>2</mn>
                      </msup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row>
            <mo stretchy="false">=</mo>
            <mrow>
              <mn>0</mn>
              <mo stretchy="false">⋅</mo>
              <mrow>
                <mo fence="true" stretchy="false">[</mo>
                <mrow>
                  <mrow>
                    <mn>0</mn>
                    <mi mathvariant="normal">:</mi>
                    <mn>1</mn>
                  </mrow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n>0</mn>
              <msup>
                <mi>y</mi>
                <mn>2</mn>
              </msup>
            </mfrac>
            <mo stretchy="false">=</mo>
            <mn>0</mn>
          </mrow>
        </mtd>
      </mtr>
      <mtr>
        <mtd>
          <mrow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sup>
                <mi>x</mi>
                <mn>2</mn>
              </msup>
              <msup>
                <mi>x</mi>
                <mn>2</mn>
              </msup>
            </mfrac>
            <mo stretchy="false">=</mo>
            <mn>1</mn>
          </mrow>
        </mtd>
      </mtr>
    </mtable>
    <annotation encoding="StarMath 5.0">color red {lim from matrix { x -&gt; 0 ## y -&gt; 0 } left [ {{3x^2}y} over {x^2 + y^2} right ]} = lim from matrix { x -&gt; 0 ## y -&gt; 0 } left [3y left( x^2 over {x^2 + y^2} right) right ] = lim from matrix { x -&gt; 0 ## y -&gt; 0 } [ 3y ]  cdot lim from matrix { x -&gt; 0 ## y -&gt; 0 } left [ x^2 over {x^2 + y^2} right ] = 0 cdot [ 0:1 ] = color red {0} newline newline
x^2 over {x^2 + y^2} = { (0)^2 } over { (0)^2 + y^2 } = 0 over y^2 = 0 newline
x^2 over {x^2 + y^2} = x^2 over { x^2 + (0)^2 } = x^2 over x^2 = 1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style color="red">
                <mrow>
                  <munder>
                    <mi>lim</mi>
                    <mtable>
                      <mtr>
                        <mtd>
                          <mrow>
                            <mi>x</mi>
                            <mo stretchy="false">→</mo>
                            <mn>0</mn>
                          </mrow>
                        </mtd>
                      </mtr>
                      <mtr>
                        <mtd>
                          <mrow>
                            <mi>y</mi>
                            <mo stretchy="false">→</mo>
                            <mn>0</mn>
                          </mrow>
                        </mtd>
                      </mtr>
                    </mtable>
                  </munder>
                  <mrow>
                    <mo fence="true" stretchy="true">[</mo>
                    <mrow>
                      <mfrac>
                        <mrow>
                          <mn>3</mn>
                          <mrow>
                            <msup>
                              <mi>x</mi>
                              <mn>3</mn>
                            </msup>
                            <mo stretchy="false">+</mo>
                            <mn>4</mn>
                          </mrow>
                          <msup>
                            <mi>y</mi>
                            <mn>3</mn>
                          </msup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</mrow>
                      </mfrac>
                    </mrow>
                    <mo fence="true" stretchy="true">]</mo>
                  </mrow>
                </mrow>
              </mstyle>
              <mo stretchy="false">=</mo>
              <mrow>
                <mrow>
                  <munder>
                    <mi>lim</mi>
                    <mtable>
                      <mtr>
                        <mtd>
                          <mrow>
                            <mi>x</mi>
                            <mo stretchy="false">→</mo>
                            <mn>0</mn>
                          </mrow>
                        </mtd>
                      </mtr>
                      <mtr>
                        <mtd>
                          <mrow>
                            <mi>y</mi>
                            <mo stretchy="false">→</mo>
                            <mn>0</mn>
                          </mrow>
                        </mtd>
                      </mtr>
                    </mtable>
                  </munder>
                  <mrow>
                    <mo fence="true" stretchy="true">[</mo>
                    <mrow>
                      <mfrac>
                        <mrow>
                          <mn>3</mn>
                          <msup>
                            <mi>x</mi>
                            <mn>3</mn>
                          </msup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</mrow>
                      </mfrac>
                    </mrow>
                    <mo fence="true" stretchy="true">]</mo>
                  </mrow>
                </mrow>
                <mo stretchy="false">⋅</mo>
                <mrow>
                  <munder>
                    <mi>lim</mi>
                    <mtable>
                      <mtr>
                        <mtd>
                          <mrow>
                            <mi>x</mi>
                            <mo stretchy="false">→</mo>
                            <mn>0</mn>
                          </mrow>
                        </mtd>
                      </mtr>
                      <mtr>
                        <mtd>
                          <mrow>
                            <mi>y</mi>
                            <mo stretchy="false">→</mo>
                            <mn>0</mn>
                          </mrow>
                        </mtd>
                      </mtr>
                    </mtable>
                  </munder>
                  <mrow>
                    <mo fence="true" stretchy="true">[</mo>
                    <mrow>
                      <mfrac>
                        <mrow>
                          <mn>4</mn>
                          <msup>
                            <mi>y</mi>
                            <mn>3</mn>
                          </msup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</mrow>
                      </mfrac>
                    </mrow>
                    <mo fence="true" stretchy="true">]</mo>
                  </mrow>
                </mrow>
              </mrow>
              <mo stretchy="false">=</mo>
              <mrow>
                <mrow>
                  <munder>
                    <mi>lim</mi>
                    <mtable>
                      <mtr>
                        <mtd>
                          <mrow>
                            <mi>x</mi>
                            <mo stretchy="false">→</mo>
                            <mn>0</mn>
                          </mrow>
                        </mtd>
                      </mtr>
                      <mtr>
                        <mtd>
                          <mrow>
                            <mi>y</mi>
                            <mo stretchy="false">→</mo>
                            <mn>0</mn>
                          </mrow>
                        </mtd>
                      </mtr>
                    </mtable>
                  </munder>
                  <mrow>
                    <mo fence="true" stretchy="true">[</mo>
                    <mrow>
                      <mrow>
                        <mn>3</mn>
                        <mi>x</mi>
                        <mrow>
                          <mo fence="true" stretchy="true">(</mo>
                          <mrow>
                            <mfrac>
                              <msup>
                                <mi>x</mi>
                                <mn>2</mn>
                              </msup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y</mi>
                                  <mn>2</mn>
                                </msup>
                              </mrow>
                            </mfrac>
                          </mrow>
                          <mo fence="true" stretchy="true">)</mo>
                        </mrow>
                      </mrow>
                    </mrow>
                    <mo fence="true" stretchy="true">]</mo>
                  </mrow>
                </mrow>
                <mo stretchy="false">⋅</mo>
                <mrow>
                  <munder>
                    <mi>lim</mi>
                    <mtable>
                      <mtr>
                        <mtd>
                          <mrow>
                            <mi>x</mi>
                            <mo stretchy="false">→</mo>
                            <mn>0</mn>
                          </mrow>
                        </mtd>
                      </mtr>
                      <mtr>
                        <mtd>
                          <mrow>
                            <mi>y</mi>
                            <mo stretchy="false">→</mo>
                            <mn>0</mn>
                          </mrow>
                        </mtd>
                      </mtr>
                    </mtable>
                  </munder>
                  <mrow>
                    <mo fence="true" stretchy="true">[</mo>
                    <mrow>
                      <mrow>
                        <mn>4</mn>
                        <mi>y</mi>
                        <mrow>
                          <mo fence="true" stretchy="true">(</mo>
                          <mrow>
                            <mfrac>
                              <msup>
                                <mi>y</mi>
                                <mn>2</mn>
                              </msup>
                              <mrow>
                                <msup>
                                  <mi>x</mi>
                                  <mn>2</mn>
                                </msup>
                                <mo stretchy="false">+</mo>
                                <msup>
                                  <mi>y</mi>
                                  <mn>2</mn>
                                </msup>
                              </mrow>
                            </mfrac>
                          </mrow>
                          <mo fence="true" stretchy="true">)</mo>
                        </mrow>
                      </mrow>
                    </mrow>
                    <mo fence="true" stretchy="true">]</mo>
                  </mrow>
                </mrow>
              </mrow>
            </mrow>
            <mtext>=</mtext>
          </mrow>
        </mtd>
      </mtr>
      <mtr>
        <mtd>
          <mrow>
            <mrow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row>
                      <mn>3</mn>
                      <mi>x</mi>
                    </mrow>
                  </mrow>
                  <mo fence="true" stretchy="fals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sup>
                        <mi>x</mi>
                        <mn>2</mn>
                      </msup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row>
                      <mn>4</mn>
                      <mi>y</mi>
                    </mrow>
                  </mrow>
                  <mo fence="true" stretchy="fals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sup>
                        <mi>y</mi>
                        <mn>2</mn>
                      </msup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row>
            <mo stretchy="false">=</mo>
            <mrow>
              <mn>0</mn>
              <mo stretchy="false">⋅</mo>
              <mrow>
                <mo fence="true" stretchy="false">[</mo>
                <mrow>
                  <mrow>
                    <mn>0</mn>
                    <mi mathvariant="normal">:</mi>
                    <mn>1</mn>
                  </mrow>
                </mrow>
                <mo fence="true" stretchy="false">]</mo>
              </mrow>
              <mo stretchy="false">⋅</mo>
              <mn>0</mn>
              <mo stretchy="false">⋅</mo>
              <mrow>
                <mo fence="true" stretchy="false">[</mo>
                <mrow>
                  <mrow>
                    <mn>0</mn>
                    <mi mathvariant="normal">:</mi>
                    <mn>1</mn>
                  </mrow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/>
        </mtd>
      </mtr>
      <mtr>
        <mtd>
          <mrow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n>0</mn>
              <msup>
                <mi>y</mi>
                <mn>2</mn>
              </msup>
            </mfrac>
            <mo stretchy="false">=</mo>
            <mn>0</mn>
          </mrow>
        </mtd>
      </mtr>
      <mtr>
        <mtd>
          <mrow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i>x</mi>
                <mn>2</mn>
              </msup>
              <mrow>
                <msup>
                  <mi>x</mi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sup>
                <mi>x</mi>
                <mn>2</mn>
              </msup>
              <msup>
                <mi>x</mi>
                <mn>2</mn>
              </msup>
            </mfrac>
            <mo stretchy="false">=</mo>
            <mn>1</mn>
          </mrow>
        </mtd>
      </mtr>
      <mtr>
        <mtd>
          <mrow>
            <mfrac>
              <msup>
                <mi>y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2</mn>
              </msup>
              <mrow>
                <msup>
                  <mi>x</mi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n>0</mn>
              <msup>
                <mi>x</mi>
                <mn>2</mn>
              </msup>
            </mfrac>
            <mo stretchy="false">=</mo>
            <mn>0</mn>
          </mrow>
        </mtd>
      </mtr>
      <mtr>
        <mtd>
          <mrow>
            <mfrac>
              <msup>
                <mi>y</mi>
                <mn>2</mn>
              </msup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i>y</mi>
                <mn>2</mn>
              </msup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i>y</mi>
                  <mn>2</mn>
                </msup>
              </mrow>
            </mfrac>
            <mo stretchy="false">=</mo>
            <mfrac>
              <msup>
                <mi>y</mi>
                <mn>2</mn>
              </msup>
              <msup>
                <mi>y</mi>
                <mn>2</mn>
              </msup>
            </mfrac>
            <mo stretchy="false">=</mo>
            <mn>1</mn>
          </mrow>
        </mtd>
      </mtr>
    </mtable>
    <annotation encoding="StarMath 5.0">color red {lim from matrix { x -&gt; 0 ## y -&gt; 0 } left [ {3x^3 + 4y^3} over {x^2 + y^2} right ]} = lim from matrix { x -&gt; 0 ## y -&gt; 0 } left [ {3x^3} over {x^2 + y^2} right ] cdot lim from matrix { x -&gt; 0 ## y -&gt; 0 } left [ {4y^3} over {x^2 + y^2} right ] = lim from matrix { x -&gt; 0 ## y -&gt; 0 } left [ 3x left( x^2 over {x^2 + y^2} right) right ] cdot lim from matrix { x -&gt; 0 ## y -&gt; 0 } left [ 4y left( y^2 over {x^2 + y^2} right) right] "=" newline
lim from matrix { x -&gt; 0 ## y -&gt; 0 } [ 3x ] cdot lim from matrix { x -&gt; 0 ## y -&gt; 0 } left[ x^2 over {x^2 + y^2} right] cdot lim from matrix { x -&gt; 0 ## y -&gt; 0 } [ 4y ] cdot lim from matrix { x -&gt; 0 ## y -&gt; 0 } left[ y^2 over {x^2 + y^2} right] = 0 cdot [ 0:1 ] cdot 0 cdot [ 0:1 ] =  color red {0} newline newline
x^2 over {x^2 + y^2} = { (0)^2 } over { (0)^2 + y^2 } = 0 over y^2 = 0 newline
x^2 over {x^2 + y^2} = x^2 over { x^2 + (0)^2 } = x^2 over x^2 = 1
newline
y^2 over {x^2 + y^2} = (0)^2 over {x^2 + (0)^2} = 0 over x^2 = 0 newline
y^2 over {x^2 + y^2} = y^2 over { (0)^2 + y^2 } = y^2 over y^2 = 1
</annotation>
  </semantics>
</math>
</file>

<file path=Object 2/content.xml><?xml version="1.0" encoding="utf-8"?>
<math xmlns="http://www.w3.org/1998/Math/MathML" display="block">
  <semantics>
    <mrow>
      <mstyle color="red">
        <mrow>
          <munder>
            <mi>lim</mi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→</mo>
              <mrow>
                <mo fence="true" stretchy="false">(</mo>
                <mrow>
                  <mrow>
                    <mn>0,</mn>
                    <mn>0</mn>
                  </mrow>
                </mrow>
                <mo fence="true" stretchy="false">)</mo>
              </mrow>
            </mrow>
          </munder>
          <mrow>
            <mo fence="true" stretchy="true">[</mo>
            <mrow>
              <mfrac>
                <mn>5</mn>
                <mrow>
                  <mrow>
                    <msup>
                      <mi>x</mi>
                      <mn>2</mn>
                    </msup>
                    <mo stretchy="false">+</mo>
                    <mn>3</mn>
                  </mrow>
                  <msup>
                    <mi>y</mi>
                    <mn>2</mn>
                  </msup>
                </mrow>
              </mfrac>
            </mrow>
            <mo fence="true" stretchy="true">]</mo>
          </mrow>
        </mrow>
      </mstyle>
      <mo stretchy="false">=</mo>
      <mfrac>
        <mn>5</mn>
        <mrow>
          <mrow>
            <msup>
              <mrow>
                <mo fence="true" stretchy="false">(</mo>
                <mrow>
                  <mn>0</mn>
                </mrow>
                <mo fence="true" stretchy="false">)</mo>
              </mrow>
              <mn>2</mn>
            </msup>
            <mo stretchy="false">+</mo>
            <mn>3</mn>
          </mrow>
          <msup>
            <mrow>
              <mo fence="true" stretchy="false">(</mo>
              <mrow>
                <mn>0</mn>
              </mrow>
              <mo fence="true" stretchy="false">)</mo>
            </mrow>
            <mn>2</mn>
          </msup>
        </mrow>
      </mfrac>
      <mo stretchy="false">=</mo>
      <mfrac>
        <mn>5</mn>
        <msup>
          <mn>0</mn>
          <mtext>+</mtext>
        </msup>
      </mfrac>
      <mo stretchy="false">=</mo>
      <mstyle color="red">
        <mrow>
          <mo stretchy="false">+</mo>
          <mi mathvariant="normal">∞</mi>
        </mrow>
      </mstyle>
    </mrow>
    <annotation encoding="StarMath 5.0">color red {lim from { (x, y) -&gt; (0, 0) } left [ 5 over {x^2 + 3y^2} right ]} = 5 over { (0)^2 + 3(0)^2 } = 5 over 0^"+" = color red {+infinity}</annotation>
  </semantics>
</math>
</file>

<file path=Object 3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→</mo>
                    <mrow>
                      <mo fence="true" stretchy="false">(</mo>
                      <mrow>
                        <mrow>
                          <mn>1,</mn>
                          <mo stretchy="false">−</mo>
                          <mn>2</mn>
                        </mrow>
                      </mrow>
                      <mo fence="true" stretchy="false">)</mo>
                    </mrow>
                  </mrow>
                </munder>
                <mrow>
                  <mo fence="true" stretchy="true">[</mo>
                  <mrow>
                    <mfrac>
                      <mrow>
                        <mn>4</mn>
                        <mrow>
                          <msup>
                            <mi>x</mi>
                            <mn>2</mn>
                          </msup>
                          <mo stretchy="false">−</mo>
                          <msup>
                            <mi>y</mi>
                            <mn>2</mn>
                          </msup>
                        </mrow>
                      </mrow>
                      <mrow>
                        <mn>2</mn>
                        <mrow>
                          <mi>x</mi>
                          <mo stretchy="false">+</mo>
                          <mi>y</mi>
                        </mrow>
                      </mrow>
                    </mfrac>
                  </mrow>
                  <mo fence="true" stretchy="true">]</mo>
                </mrow>
              </mrow>
            </mstyle>
            <mo stretchy="false">=</mo>
            <mfrac>
              <mrow>
                <mn>4</mn>
                <mrow>
                  <msup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  <mn>2</mn>
                  </msup>
                  <mo stretchy="false">−</mo>
                  <msup>
                    <mrow>
                      <mo fence="true" stretchy="false">(</mo>
                      <mrow>
                        <mrow>
                          <mo stretchy="false">−</mo>
                          <mn>2</mn>
                        </mrow>
                      </mrow>
                      <mo fence="true" stretchy="false">)</mo>
                    </mrow>
                    <mn>2</mn>
                  </msup>
                </mrow>
              </mrow>
              <mrow>
                <mn>2</mn>
                <mrow>
                  <mrow>
                    <mo fence="true" stretchy="false">(</mo>
                    <mrow>
                      <mn>1</mn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o stretchy="false">−</mo>
                        <mn>2</mn>
                      </mrow>
                    </mrow>
                    <mo fence="true" stretchy="false">)</mo>
                  </mrow>
                </mrow>
              </mrow>
            </mfrac>
            <mo stretchy="false">=</mo>
            <mfrac>
              <mrow>
                <mn>4</mn>
                <mo stretchy="false">−</mo>
                <mn>4</mn>
              </mrow>
              <mrow>
                <mn>2</mn>
                <mo stretchy="false">−</mo>
                <mn>2</mn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frac>
                <mrow>
                  <msup>
                    <mrow>
                      <mo fence="true" stretchy="false">(</mo>
                      <mrow>
                        <mrow>
                          <mn>2</mn>
                          <mi>x</mi>
                        </mrow>
                      </mrow>
                      <mo fence="true" stretchy="false">)</mo>
                    </mrow>
                    <mn>2</mn>
                  </msup>
                  <mo stretchy="false">−</mo>
                  <msup>
                    <mi>y</mi>
                    <mn>2</mn>
                  </msup>
                </mrow>
                <mrow>
                  <mn>2</mn>
                  <mrow>
                    <mi>x</mi>
                    <mo stretchy="false">+</mo>
                    <mi>y</mi>
                  </mrow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−</mo>
                          <mi>y</mi>
                        </mrow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n>2</mn>
                        <mrow>
                          <mi>x</mi>
                          <mo stretchy="false">+</mo>
                          <mi>y</mi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i>x</mi>
                    <mo stretchy="false">+</mo>
                    <mi>y</mi>
                  </mrow>
                </mrow>
              </mfrac>
              <mo stretchy="false">=</mo>
              <mn>2</mn>
            </mrow>
            <mrow>
              <mi>x</mi>
              <mo stretchy="false">−</mo>
              <mi>y</mi>
            </mrow>
          </mrow>
        </mtd>
      </mtr>
      <mtr>
        <mtd>
          <mrow>
            <mrow>
              <munder>
                <mi>li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→</mo>
                  <mrow>
                    <mo fence="true" stretchy="false">(</mo>
                    <mrow>
                      <mrow>
                        <mn>1,</mn>
                        <mo stretchy="false">−</mo>
                        <mn>2</mn>
                      </mrow>
                    </mrow>
                    <mo fence="true" stretchy="false">)</mo>
                  </mrow>
                </mrow>
              </munder>
              <mrow>
                <mo fence="true" stretchy="false">[</mo>
                <mrow>
                  <mrow>
                    <mn>2</mn>
                    <mrow>
                      <mi>x</mi>
                      <mo stretchy="false">−</mo>
                      <mi>y</mi>
                    </mrow>
                  </mrow>
                </mrow>
                <mo fence="true" stretchy="false">]</mo>
              </mrow>
            </mrow>
            <mo stretchy="false">=</mo>
            <mrow>
              <mrow>
                <mn>2</mn>
                <mo stretchy="false">⋅</mo>
                <mn>1</mn>
              </mrow>
              <mo stretchy="false">−</mo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</mrow>
            <mo stretchy="false">=</mo>
            <mrow>
              <mn>2</mn>
              <mo stretchy="false">+</mo>
              <mn>2</mn>
            </mrow>
            <mo stretchy="false">=</mo>
            <mstyle color="red">
              <mn>4</mn>
            </mstyle>
          </mrow>
        </mtd>
      </mtr>
    </mtable>
    <annotation encoding="StarMath 5.0">color red{lim from { (x, y) -&gt; (1, -2) } left [ {4x^2 - y^2} over {2x + y} right ]}  = {4(1)^2 - (-2)^2} over {2(1) + (-2)} = { 4 - 4 } over { 2 - 2 } = 0 over 0 newline
{(2x)^2 - y^2} over {2x + y} = {(2x - y)(2x + y)} over {2x + y} = 2x - y newline
lim from { (x, y) -&gt; (1, -2) } [ 2x - y ] = 2 cdot 1 - ( -2 ) = 2 + 2 = color red {4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 mathvariant="italic">xy</mi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2</mn>
                <mrow>
                  <mo fence="true" stretchy="false">(</mo>
                  <mrow>
                    <mn>0</mn>
                  </mrow>
                  <mo fence="true" stretchy="false">)</mo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=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i>y</mi>
                    </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y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i>x</mi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i>x</mi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2</mn>
                      </msup>
                    </mrow>
                    <mrow>
                      <mn>2</mn>
                      <msup>
                        <mi>x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1</mn>
                </mrow>
                <mo fence="true" stretchy="false">]</mo>
              </mrow>
            </mrow>
            <mo stretchy="false">=</mo>
            <mstyle color="red">
              <mn>1</mn>
            </mstyle>
          </mrow>
        </mtd>
      </mtr>
      <mtr>
        <mtd>
          <mrow>
            <mrow>
              <munder>
                <mi>lim</mi>
                <mtable>
                  <mtr>
                    <mtd columnalign="left"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 columnalign="left">
                      <mrow>
                        <mi>y</mi>
                        <mo stretchy="false">=</mo>
                        <msup>
                          <mi>x</mi>
                          <mn>2</mn>
                        </msup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n>2</mn>
                      <mi mathvariant="italic">xy</mi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  <mrow>
                        <mo fence="true" stretchy="false">(</mo>
                        <mrow>
                          <msup>
                            <mi>x</mi>
                            <mn>2</mn>
                          </msup>
                        </mrow>
                        <mo fence="true" stretchy="false">)</mo>
                      </mrow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3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x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sup>
                        <mi>x</mi>
                        <mn>3</mn>
                      </msup>
                    </mrow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2</mn>
                            </msup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n>2</mn>
                      <mi>x</mi>
                    </mrow>
                    <mrow>
                      <mn>1</mn>
                      <mo stretchy="false">+</mo>
                      <msup>
                        <mi>x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n>2</mn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  <mrow>
                <mn>1</mn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style color="red">
              <mn>0</mn>
            </mstyle>
          </mrow>
        </mtd>
      </mtr>
      <mtr>
        <mtd>
          <mrow>
            <mstyle color="red">
              <mrow>
                <munder>
                  <mi>lim</mi>
                  <mtable>
                    <mtr>
                      <mtd columnalign="left"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 columnalign="left"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frac>
                      <mrow>
                        <mn>2</mn>
                        <mi mathvariant="italic">xy</mi>
                      </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matrix{ alignl x -&gt; 0 ## alignl y -&gt; 0 } left [ {2xy} over {x^2 + y^2} right ] = { 2(0)(0) } over { (0)^2 + (0)^2 } = 0 over 0 newline
lim from matrix{ alignl x -&gt; 0 ## alignl y = 0 } left [ {2x(0)} over {x^2 + (0)^2} right ] = lim from { x -&gt; 0 } left [ 0 over x^2 right ] = lim from { x -&gt; 0 } [ 0 ] = color red {0} newline
lim from matrix{ alignl x = 0 ## alignl y -&gt; 0 } left [ {2(0)y} over {(0)^2 + y^2} right ] = lim from { y -&gt; 0 } left [ 0 over y^2 right ] = lim from { y -&gt; 0 } [ 0 ] = color red {0} newline
lim from matrix{ alignl x -&gt; 0 ## alignl y = x } left [ {2x(x)} over {x^2 + (x)^2} right ] = lim from { x -&gt; 0 } left [ {2x^2} over {2x^2} right ] = lim from { x -&gt; 0 } [ 1 ] = color red {1} newline
lim from matrix{ alignl x -&gt; 0 ## alignl y = x^2 } left [ {2xy} over {x^2 + y^2} right ] = lim from { x -&gt; 0 } left [ {2x(x^2)} over {x^2 + (x^2)^2} right ] = lim from { x -&gt; 0 } left [ {2x^3} over {x^2 + x^4} right ] = lim from { x -&gt; 0 } left [ {2x^3} over {x^2(1 + x^2)} right ] = lim from { x -&gt; 0 } left [ {2x} over {1 + x^2} right ] = {2(0)} over {1+(0)^2} = color red {0} newline
color red {lim from matrix{ alignl x -&gt; 0 ## alignl y -&gt; 0 } left [ {2xy} over {x^2 + y^2} right ]} = color red { notexists }

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→</mo>
                  <mrow>
                    <mo fence="true" stretchy="false">(</mo>
                    <mrow>
                      <mrow>
                        <mn>0,</mn>
                        <mn>0</mn>
                      </mrow>
                    </mrow>
                    <mo fence="true" stretchy="false">)</mo>
                  </mrow>
                </mrow>
              </munder>
              <mrow>
                <mo fence="true" stretchy="true">[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sup>
                        <mi>y</mi>
                        <mn>2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−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=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sup>
                        <mi>x</mi>
                        <mn>2</mn>
                      </msup>
                      <mo stretchy="false">−</mo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2</mn>
                    </msup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1</mn>
                </mrow>
                <mo fence="true" stretchy="false">]</mo>
              </mrow>
            </mrow>
            <mo stretchy="false">=</mo>
            <mstyle color="red">
              <mn>1</mn>
            </mstyle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−</mo>
                      <msup>
                        <mi>y</mi>
                        <mn>2</mn>
                      </msup>
                    </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y</mi>
                        <mn>2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o stretchy="false">−</mo>
                      <msup>
                        <mi>y</mi>
                        <mn>2</mn>
                      </msup>
                    </mrow>
                    <msup>
                      <mi>y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false">[</mo>
                <mrow>
                  <mrow>
                    <mo stretchy="false">−</mo>
                    <mn>1</mn>
                  </mrow>
                </mrow>
                <mo fence="true" stretchy="false">]</mo>
              </mrow>
            </mrow>
            <mo stretchy="false">=</mo>
            <mstyle color="red">
              <mrow>
                <mo stretchy="false">−</mo>
                <mn>1</mn>
              </mrow>
            </mstyle>
          </mrow>
        </mtd>
      </mtr>
      <mtr>
        <mtd>
          <mrow>
            <mstyle color="red">
              <mrow>
                <munder>
                  <mi>lim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→</mo>
                    <mrow>
                      <mo fence="true" stretchy="false">(</mo>
                      <mrow>
                        <mrow>
                          <mn>0,</mn>
                          <mn>0</mn>
                        </mrow>
                      </mrow>
                      <mo fence="true" stretchy="false">)</mo>
                    </mrow>
                  </mrow>
                </munder>
                <mrow>
                  <mo fence="true" stretchy="true">[</mo>
                  <mrow>
                    <mfrac>
                      <mrow>
                        <msup>
                          <mi>x</mi>
                          <mn>2</mn>
                        </msup>
                        <mo stretchy="false">−</mo>
                        <msup>
                          <mi>y</mi>
                          <mn>2</mn>
                        </msup>
                      </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(x, y) -&gt; (0, 0) } left [ {x^2 - y^2} over {x^2 + y^2} right ] = { (0)^2 - (0)^2 } over { (0)^2 + (0)^2 } = 0 over 0 newline
lim from matrix { x -&gt; 0 ## y = 0 } left [ {x^2 - (0)^2} over {x^2 + (0)^2} right ] = lim from { x -&gt; 0 } left [ x^2 over x^2 right ] = lim from { x -&gt; 0 } [ 1 ] = color red {1} newline
lim from matrix { x = 0 ## y -&gt; 0 } left [ {(0)^2 - y^2} over {(0)^2 + y^2} right ] = lim from { y -&gt; 0 } left [ -y^2 over y^2 right ] = lim from { y -&gt; 0 } [ -1 ] = color red {-1} newline
color red { lim from { (x, y) -&gt; (0, 0) } left [ {x^2 - y^2} over {x^2 + y^2} right ] } = color red { notexists 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under>
                <mi>lim</mi>
                <mrow>
                  <mrow>
                    <mo fence="true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stretchy="false">)</mo>
                  </mrow>
                  <mo stretchy="false">→</mo>
                  <mrow>
                    <mo fence="true" stretchy="false">(</mo>
                    <mrow>
                      <mrow>
                        <mn>0,</mn>
                        <mn>0</mn>
                      </mrow>
                    </mrow>
                    <mo fence="true" stretchy="false">)</mo>
                  </mrow>
                </mrow>
              </munder>
              <mrow>
                <mo fence="true" stretchy="true">[</mo>
                <mrow>
                  <mfrac>
                    <msup>
                      <mi mathvariant="italic">xy</mi>
                      <mn>2</mn>
                    </msup>
                    <mrow>
                      <msup>
                        <mi>x</mi>
                        <mn>2</mn>
                      </msup>
                      <mo stretchy="false">+</mo>
                      <msup>
                        <mi>y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row>
                <mrow>
                  <mo fence="true" stretchy="false">(</mo>
                  <mrow>
                    <mn>0</mn>
                  </mrow>
                  <mo fence="true" stretchy="false">)</mo>
                </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</mrow>
              <mrow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2</mn>
                </msup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4</mn>
                </msup>
              </mrow>
            </mfrac>
            <mo stretchy="false">=</mo>
            <mfrac>
              <mn>0</mn>
              <mn>0</mn>
            </mfrac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=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i>x</mi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x</mi>
                      <mn>2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=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  <msup>
                        <mi>y</mi>
                        <mn>2</mn>
                      </msup>
                    </mrow>
                    <mrow>
                      <msup>
                        <mrow>
                          <mo fence="true" stretchy="false">(</mo>
                          <mrow>
                            <mn>0</mn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y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0</mn>
                    <msup>
                      <mi>y</mi>
                      <mn>4</mn>
                    </msup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false">[</mo>
                <mrow>
                  <mn>0</mn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n>0</mn>
                      </mrow>
                    </mtd>
                  </mtr>
                  <mtr>
                    <mtd>
                      <mrow>
                        <mi>y</mi>
                        <mo stretchy="false">=</mo>
                        <msup>
                          <mi>x</mi>
                          <mn>2</mn>
                        </msup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i>x</mi>
                      <msup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n>2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row>
                          <mo fence="true" stretchy="false">(</mo>
                          <mrow>
                            <msup>
                              <mi>x</mi>
                              <mn>2</mn>
                            </msup>
                          </mrow>
                          <mo fence="true" stretchy="false">)</mo>
                        </mrow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row>
                      <mi>x</mi>
                      <mo stretchy="false">⋅</mo>
                      <msup>
                        <mi>x</mi>
                        <mn>4</mn>
                      </msup>
                    </mrow>
                    <mrow>
                      <msup>
                        <mi>x</mi>
                        <mn>2</mn>
                      </msup>
                      <mo stretchy="false">+</mo>
                      <msup>
                        <mi>x</mi>
                        <mn>8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5</mn>
                    </msup>
                    <mrow>
                      <msup>
                        <mi>x</mi>
                        <mn>2</mn>
                      </msup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sup>
                              <mi>x</mi>
                              <mn>6</mn>
                            </msup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x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x</mi>
                      <mn>3</mn>
                    </msup>
                    <mrow>
                      <mn>1</mn>
                      <mo stretchy="false">+</mo>
                      <msup>
                        <mi>x</mi>
                        <mn>6</mn>
                      </msup>
                    </mrow>
                  </mfrac>
                </mrow>
                <mo fence="true" stretchy="true">]</mo>
              </mrow>
            </mrow>
            <mo stretchy="false">=</mo>
            <mfrac>
              <msup>
                <mrow>
                  <mo fence="true" stretchy="false">(</mo>
                  <mrow>
                    <mn>0</mn>
                  </mrow>
                  <mo fence="true" stretchy="false">)</mo>
                </mrow>
                <mn>3</mn>
              </msup>
              <mrow>
                <mn>1</mn>
                <mo stretchy="false">+</mo>
                <msup>
                  <mrow>
                    <mo fence="true" stretchy="false">(</mo>
                    <mrow>
                      <mn>0</mn>
                    </mrow>
                    <mo fence="true" stretchy="false">)</mo>
                  </mrow>
                  <mn>6</mn>
                </msup>
              </mrow>
            </mfrac>
            <mo stretchy="false">=</mo>
            <mfrac>
              <mn>0</mn>
              <mn>1</mn>
            </mfrac>
            <mo stretchy="false">=</mo>
            <mstyle color="red">
              <mn>0</mn>
            </mstyle>
          </mrow>
        </mtd>
      </mtr>
      <mtr>
        <mtd>
          <mrow>
            <mrow>
              <munder>
                <mi>lim</mi>
                <mtable>
                  <mtr>
                    <mtd>
                      <mrow>
                        <mi>x</mi>
                        <mo stretchy="false">=</mo>
                        <msup>
                          <mi>y</mi>
                          <mn>2</mn>
                        </msup>
                      </mrow>
                    </mtd>
                  </mtr>
                  <mtr>
                    <mtd>
                      <mrow>
                        <mi>y</mi>
                        <mo stretchy="false">→</mo>
                        <mn>0</mn>
                      </mrow>
                    </mtd>
                  </mtr>
                </mtable>
              </munder>
              <mrow>
                <mo fence="true" stretchy="true">[</mo>
                <mrow>
                  <mfrac>
                    <mrow>
                      <mrow>
                        <mo fence="true" stretchy="false">(</mo>
                        <mrow>
                          <msup>
                            <mi>y</mi>
                            <mn>2</mn>
                          </msup>
                        </mrow>
                        <mo fence="true" stretchy="false">)</mo>
                      </mrow>
                      <msup>
                        <mi>y</mi>
                        <mn>2</mn>
                      </msup>
                    </mrow>
                    <mrow>
                      <msup>
                        <mrow>
                          <mo fence="true" stretchy="false">(</mo>
                          <mrow>
                            <msup>
                              <mi>y</mi>
                              <mn>2</mn>
                            </msup>
                          </mrow>
                          <mo fence="true" stretchy="false">)</mo>
                        </mrow>
                        <mn>2</mn>
                      </msup>
                      <mo stretchy="false">+</mo>
                      <msup>
                        <mi>y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y</mi>
                      <mn>4</mn>
                    </msup>
                    <mrow>
                      <msup>
                        <mi>y</mi>
                        <mn>4</mn>
                      </msup>
                      <mo stretchy="false">+</mo>
                      <msup>
                        <mi>y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sup>
                      <mi>y</mi>
                      <mn>4</mn>
                    </msup>
                    <mrow>
                      <mn>2</mn>
                      <msup>
                        <mi>y</mi>
                        <mn>4</mn>
                      </msup>
                    </mrow>
                  </mfrac>
                </mrow>
                <mo fence="true" stretchy="true">]</mo>
              </mrow>
            </mrow>
            <mo stretchy="false">=</mo>
            <mrow>
              <munder>
                <mi>lim</mi>
                <mrow>
                  <mi>y</mi>
                  <mo stretchy="false">→</mo>
                  <mn>0</mn>
                </mrow>
              </munder>
              <mrow>
                <mo fence="true" stretchy="true">[</mo>
                <mrow>
                  <mfrac>
                    <mn>1</mn>
                    <mn>2</mn>
                  </mfrac>
                </mrow>
                <mo fence="true" stretchy="true">]</mo>
              </mrow>
            </mrow>
            <mo stretchy="false">=</mo>
            <mstyle color="red">
              <mfrac>
                <mn>1</mn>
                <mn>2</mn>
              </mfrac>
            </mstyle>
          </mrow>
        </mtd>
      </mtr>
      <mtr>
        <mtd>
          <mrow>
            <mstyle color="red">
              <mrow>
                <munder>
                  <mi>lim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  <mo stretchy="false">→</mo>
                    <mrow>
                      <mo fence="true" stretchy="false">(</mo>
                      <mrow>
                        <mrow>
                          <mn>0,</mn>
                          <mn>0</mn>
                        </mrow>
                      </mrow>
                      <mo fence="true" stretchy="false">)</mo>
                    </mrow>
                  </mrow>
                </munder>
                <mrow>
                  <mo fence="true" stretchy="true">[</mo>
                  <mrow>
                    <mfrac>
                      <msup>
                        <mi mathvariant="italic">xy</mi>
                        <mn>2</mn>
                      </msup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4</mn>
                        </msup>
                      </mrow>
                    </mfrac>
                  </mrow>
                  <mo fence="true" stretchy="true">]</mo>
                </mrow>
              </mrow>
            </mstyle>
            <mo stretchy="false">=</mo>
            <mstyle color="red">
              <mo stretchy="false">∄</mo>
            </mstyle>
          </mrow>
        </mtd>
      </mtr>
    </mtable>
    <annotation encoding="StarMath 5.0">lim from { (x, y) -&gt; (0, 0) } left [ {xy^2} over {x^2 + y^4} right ] = { (0)(0)^2 } over { (0)^2 + (0)^4 } = 0 over 0 newline
lim from matrix { x -&gt; 0 ## y = 0 } left [ {x(0)^2} over {x^2 + (0)^4} right ] = lim from { x -&gt; 0 } left [ 0 over x^2 right ] = lim from { x -&gt; 0 } [ 0 ] = color red {0} newline
lim from matrix { x = 0 ## y -&gt; 0 } left [ {(0)y^2} over {(0)^2 + y^4} right ] = lim from { y -&gt; 0 } left [ 0 over y^4 right ] = lim from { y -&gt; 0 } [ 0 ] = color red {0} newline
lim from matrix { x -&gt; 0 ## y = x^2 } left [ {x(x^2)^2} over {x^2 + (x^2)^4} right ] = lim from { x -&gt; 0 } left [ {x cdot x^4} over {x^2 + x^8}  right ] = lim from { x -&gt; 0 } left [ {x^5} over {x^2(1 + x^6)} right ] = lim from { x -&gt; 0 } left [ {x^3} over {1 + x^6} right ] = {(0)^3} over {1 + (0)^6} = 0 over 1 = color red {0} newline
lim from matrix { x = y^2 ## y -&gt; 0 } left [ {(y^2)y^2} over {(y^2)^2 + y^4} right ] = lim from { y -&gt; 0 } left [ y^4 over {y^4 + y^4} right ] = lim from { y -&gt; 0 } left [ y^4 over {2y^4} right ] = lim from { y -&gt; 0 } left [ 1 over 2 right ] = color red {1 over 2} newline
color red { lim from { (x, y) -&gt; (0, 0) } left [ {xy^2} over {x^2 + y^4} right ] } = color red { notexists }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sub>
                          <mi>x</mi>
                          <mn>0</mn>
                        </msub>
                      </mrow>
                    </mtd>
                  </mtr>
                  <mtr>
                    <mtd>
                      <mrow>
                        <mi>y</mi>
                        <mo stretchy="false">→</mo>
                        <msub>
                          <mi>y</mi>
                          <mn>0</mn>
                        </msub>
                      </mrow>
                    </mtd>
                  </mtr>
                </mtable>
              </munder>
              <mi>f</mi>
            </mrow>
            <mrow>
              <mrow>
                <mo fence="true" stretchy="false">(</mo>
                <mrow>
                  <mrow>
                    <mi>x</mi>
                    <mi>,</mi>
                    <mi>y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 columnalign="left">
          <mrow>
            <mrow>
              <mrow>
                <mo fence="true" stretchy="true">|</mo>
                <mrow>
                  <mrow>
                    <mi>g</mi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≤</mo>
              <mi>M</mi>
            </mrow>
            <mstyle color="blue">
              <mtext>(função limitada)</mtext>
            </mstyle>
          </mrow>
        </mtd>
      </mtr>
      <mtr>
        <mtd>
          <mrow/>
        </mtd>
      </mtr>
      <mtr>
        <mtd columnalign="left">
          <mrow>
            <mrow>
              <munder>
                <mi>lim</mi>
                <mtable>
                  <mtr>
                    <mtd>
                      <mrow>
                        <mi>x</mi>
                        <mo stretchy="false">→</mo>
                        <msub>
                          <mi>x</mi>
                          <mn>0</mn>
                        </msub>
                      </mrow>
                    </mtd>
                  </mtr>
                  <mtr>
                    <mtd>
                      <mrow>
                        <mi>y</mi>
                        <mo stretchy="false">→</mo>
                        <msub>
                          <mi>y</mi>
                          <mn>0</mn>
                        </msub>
                      </mrow>
                    </mtd>
                  </mtr>
                </mtable>
              </munder>
              <mrow>
                <mo fence="true" stretchy="false">[</mo>
                <mrow>
                  <mrow>
                    <mi>f</mi>
                    <mrow>
                      <mrow>
                        <mo fence="true" stretchy="false">(</mo>
                        <mrow>
                          <mrow>
                            <mi>x</mi>
                            <mi>,</mi>
                            <mi>y</mi>
                          </mrow>
                        </mrow>
                        <mo fence="true" stretchy="false">)</mo>
                      </mrow>
                      <mo stretchy="false">⋅</mo>
                      <mi>g</mi>
                    </mrow>
                    <mrow>
                      <mo fence="true" stretchy="false">(</mo>
                      <mrow>
                        <mrow>
                          <mi>x</mi>
                          <mi>,</mi>
                          <mi>y</mi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o stretchy="false">=</mo>
            <mn>0</mn>
          </mrow>
        </mtd>
      </mtr>
    </mtable>
    <annotation encoding="StarMath 5.0">alignl lim from matrix { x -&gt; x_0 ## y -&gt; y_0 } f( x, y ) = 0 newline
alignl abs{ g(x, y) } &lt;= M color blue {"(função limitada)"} newline newline
alignl lim from matrix { x -&gt; x_0 ## y -&gt; y_0 } [ f(x, y) cdot g(x, y) ]  = 0
</annotation>
  </semantics>
</math>
</file>

<file path=Object 8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row>
                      <mrow>
                        <mi>x</mi>
                        <mo stretchy="false">⋅</mo>
                        <mi>cos</mi>
                      </mrow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style>
            <mo stretchy="false">=</mo>
            <mrow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n>0</mn>
                  </mrow>
                  <mo fence="true" stretchy="fals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row>
                      <mi>cos</mi>
                      <mrow>
                        <mo fence="true" stretchy="false">(</mo>
                        <mrow>
                          <mi>y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</mrow>
            </mrow>
            <mo stretchy="false">=</mo>
            <mrow>
              <mn>0</mn>
              <mo stretchy="false">⋅</mo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i mathvariant="normal">:</mi>
                    <mn>1</mn>
                  </mrow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/>
        </mtd>
      </mtr>
      <mtr>
        <mtd columnalign="left">
          <mrow>
            <mn>0</mn>
            <mo stretchy="false">≤</mo>
            <mrow>
              <mo fence="true" stretchy="true">|</mo>
              <mrow>
                <mrow>
                  <mi>cos</mi>
                  <mrow>
                    <mo fence="true" stretchy="false">(</mo>
                    <mrow>
                      <mn>0</mn>
                    </mrow>
                    <mo fence="true" stretchy="false">)</mo>
                  </mrow>
                </mrow>
              </mrow>
              <mo fence="true" stretchy="true">|</mo>
            </mrow>
            <mo stretchy="false">≤</mo>
            <mn>1</mn>
          </mrow>
        </mtd>
      </mtr>
    </mtable>
    <annotation encoding="StarMath 5.0">color red {lim from matrix { x -&gt; 0 ## y -&gt; 0 } [ x cdot cos(y) ]} = lim from matrix { x -&gt; 0 ## y -&gt; 0 } [ 0 ] cdot lim from matrix { x -&gt; 0 ## y -&gt; 0 } [ cos(y) ] = 0 cdot [ -1 : 1 ] = color red {0} newline newline
alignl 0 &lt;= abs{ cos(0) } &lt;= 1</annotation>
  </semantics>
</math>
</file>

<file path=Object 9/content.xml><?xml version="1.0" encoding="utf-8"?>
<math xmlns="http://www.w3.org/1998/Math/MathML" display="block">
  <semantics>
    <mtable>
      <mtr>
        <mtd>
          <mrow>
            <mstyle color="red"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row>
                      <mrow>
                        <mi>x</mi>
                        <mo stretchy="false">⋅</mo>
                        <mi mathvariant="italic">sen</mi>
                      </mrow>
                      <mrow>
                        <mo fence="true" stretchy="true">(</mo>
                        <mrow>
                          <mfrac>
                            <mrow>
                              <mn>1</mn>
                              <mo stretchy="false">+</mo>
                              <mi>y</mi>
                            </mrow>
                            <mi>y</mi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style>
            <mo stretchy="false">=</mo>
            <mrow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false">[</mo>
                  <mrow>
                    <mi>x</mi>
                  </mrow>
                  <mo fence="true" stretchy="false">]</mo>
                </mrow>
              </mrow>
              <mo stretchy="false">⋅</mo>
              <mrow>
                <munder>
                  <mi>lim</mi>
                  <mtable>
                    <mtr>
                      <mtd>
                        <mrow>
                          <mi>x</mi>
                          <mo stretchy="false">→</mo>
                          <mn>0</mn>
                        </mrow>
                      </mtd>
                    </mtr>
                    <mtr>
                      <mtd>
                        <mrow>
                          <mi>y</mi>
                          <mo stretchy="false">→</mo>
                          <mn>0</mn>
                        </mrow>
                      </mtd>
                    </mtr>
                  </mtable>
                </munder>
                <mrow>
                  <mo fence="true" stretchy="true">[</mo>
                  <mrow>
                    <mrow>
                      <mi mathvariant="italic">sen</mi>
                      <mrow>
                        <mo fence="true" stretchy="true">(</mo>
                        <mrow>
                          <mfrac>
                            <mrow>
                              <mn>1</mn>
                              <mo stretchy="false">+</mo>
                              <mi>y</mi>
                            </mrow>
                            <mi>y</mi>
                          </mfrac>
                        </mrow>
                        <mo fence="true" stretchy="true">)</mo>
                      </mrow>
                    </mrow>
                  </mrow>
                  <mo fence="true" stretchy="true">]</mo>
                </mrow>
              </mrow>
            </mrow>
            <mo stretchy="false">=</mo>
            <mrow>
              <mn>0</mn>
              <mo stretchy="false">⋅</mo>
              <mrow>
                <mo fence="true" stretchy="false">[</mo>
                <mrow>
                  <mrow>
                    <mrow>
                      <mo stretchy="false">−</mo>
                      <mn>1</mn>
                    </mrow>
                    <mi mathvariant="normal">:</mi>
                    <mn>1</mn>
                  </mrow>
                </mrow>
                <mo fence="true" stretchy="false">]</mo>
              </mrow>
            </mrow>
            <mo stretchy="false">=</mo>
            <mstyle color="red">
              <mn>0</mn>
            </mstyle>
          </mrow>
        </mtd>
      </mtr>
      <mtr>
        <mtd>
          <mrow/>
        </mtd>
      </mtr>
      <mtr>
        <mtd columnalign="left">
          <mrow>
            <mn>0</mn>
            <mo stretchy="false">≤</mo>
            <mrow>
              <mo fence="true" stretchy="true">|</mo>
              <mrow>
                <mrow>
                  <mi mathvariant="italic">sen</mi>
                  <mrow>
                    <mo fence="true" stretchy="true">(</mo>
                    <mrow>
                      <mfrac>
                        <mn>1</mn>
                        <mn>0</mn>
                      </mfrac>
                    </mrow>
                    <mo fence="true" stretchy="true">)</mo>
                  </mrow>
                </mrow>
              </mrow>
              <mo fence="true" stretchy="true">|</mo>
            </mrow>
            <mo stretchy="false">≤</mo>
            <mn>1</mn>
          </mrow>
        </mtd>
      </mtr>
    </mtable>
    <annotation encoding="StarMath 5.0">color red {lim from matrix { x -&gt; 0 ## y -&gt; 0 } left [ x cdot sen left ( {1 + y} over y right) right ]} = lim from matrix { x -&gt; 0 ## y -&gt; 0 } [ x ] cdot lim from matrix { x -&gt; 0 ## y -&gt; 0 } left [ sen left( {1 + y} over y right) right ] = 0 cdot [ -1 : 1 ] = color red {0} newline newline
alignl 0 &lt;= abs{ sen left( 1 over 0 right) } &lt;= 1
</annotation>
  </semantics>
</math>
</file>